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664" officeooo:paragraph-rsid="000c0664"/>
    </style:style>
    <style:style style:name="P2" style:family="paragraph" style:parent-style-name="Standard">
      <style:text-properties officeooo:rsid="000fbe0e" officeooo:paragraph-rsid="000fbe0e"/>
    </style:style>
    <style:style style:name="P3" style:family="paragraph" style:parent-style-name="Standard">
      <style:text-properties officeooo:rsid="0010f22c" officeooo:paragraph-rsid="0010f22c"/>
    </style:style>
    <style:style style:name="T1" style:family="text">
      <style:text-properties officeooo:rsid="000def64"/>
    </style:style>
    <style:style style:name="T2" style:family="text">
      <style:text-properties officeooo:rsid="0010f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pt</text:p>
      <text:p text:style-name="P1"/>
      <text:p text:style-name="P1">Are you sick and tired of your plants looking li<text:span text:style-name="T2">ke a they were left in the oven</text:span>?</text:p>
      <text:p text:style-name="P1"/>
      <text:p text:style-name="P3">Do you find that your home is lacking a certain natural</text:p>
      <text:p text:style-name="P1"/>
      <text:p text:style-name="P1">Do you spend hundreds of dollars at <text:span text:style-name="T1">B</text:span>unnings buying numerous plants that are destined for the bin?</text:p>
      <text:p text:style-name="P2">Do you look around your apartment in despair ashsamed to invite your friends over.</text:p>
      <text:p text:style-name="P2"/>
      <text:p text:style-name="P2">Then we have the app for yo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9T20:14:55.063000000</meta:creation-date>
    <dc:date>2019-10-29T23:08:28.187000000</dc:date>
    <meta:editing-duration>PT1H2M21S</meta:editing-duration>
    <meta:editing-cycles>1</meta:editing-cycles>
    <meta:document-statistic meta:table-count="0" meta:image-count="0" meta:object-count="0" meta:page-count="1" meta:paragraph-count="6" meta:word-count="67" meta:character-count="350" meta:non-whitespace-character-count="289"/>
    <meta:generator>LibreOffice/6.3.1.2$Windows_X86_64 LibreOffice_project/b79626edf0065ac373bd1df5c28bd630b4424273</meta:generator>
  </office:meta>
</office:document-meta>
</file>